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4b6d" officeooo:paragraph-rsid="00034b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prueba eric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9T12:36:03.679447097</meta:creation-date>
    <dc:date>2019-09-09T12:36:35.152063810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6.3.1.2$MacOSX_X86_64 LibreOffice_project/b79626edf0065ac373bd1df5c28bd630b4424273</meta:generator>
  </office:meta>
</office:document-meta>
</file>